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2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7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2.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23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6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2.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.72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4.721cm" svg:x="0cm" svg:y="3.634cm" presentation:class="title" presentation:user-transformed="true">
          <draw:text-box>
            <text:p><text:span text:style-name="T1"><text:line-break/></text:span><text:span text:style-name="T1">Genomic Range Query</text:span><text:span text:style-name="T1"><text:line-break/></text:span><text:span text:style-name="T1"><text:line-break/></text:span><text:span text:style-name="T1">Find the minimal nucleotide from a range of sequence DNA.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8cm" svg:height="17.5cm" svg:x="0cm" svg:y="2.54cm">
          <draw:text-box>
            <text:p><text:span text:style-name="T2">A DNA sequence can be represented as a string consisting of the letters A, C, G and T, which correspond to the types of successive nucleotides in the sequence. Each nucleotide has an impact factor, which is an integer. Nucleotides of types A, C, G and T have impact factors of 1, 2, 3 and 4, respectively. You are going to answer several queries of the form: What is the minimal impact factor of nucleotides contained in a particular part of the given DNA sequence?</text:span></text:p>
            <text:p/>
            <text:p><text:span text:style-name="T2">The DNA sequence is given as a non-empty string S = S[0]S[1]...S[N-1] consisting of N characters. There are M queries, which are given in non-empty arrays P and Q, each consisting of M integers. The K-th query (0 ≤ K &lt; M) requires you to find the minimal impact factor of nucleotides contained in the DNA sequence between positions P[K] and Q[K] (inclusive).</text:span></text:p>
            <text:p><text:span text:style-name="T2"/></text:p>
            <text:p><text:span text:style-name="T2">Write a function:</text:span></text:p>
            <text:p><text:span text:style-name="T2"><text:s text:c="4"/></text:span><text:span text:style-name="T2">def solution(S, P, Q)</text:span></text:p>
            <text:p/>
            <text:p><text:span text:style-name="T2">that, given a non-empty string S consisting of N characters and two non-empty arrays P and Q consisting of M integers, returns an array consisting of M integers specifying the consecutive answers to all queries.</text:span></text:p>
            <text:p/>
            <text:p><text:span text:style-name="T2">Result array should be returned as an array of integers.</text:span></text:p>
            <text:p><text:span text:style-name="T2"/></text:p>
            <text:p><text:span text:style-name="T2">Write an efficient algorithm for the following assumptions:</text:span></text:p>
            <text:p/>
            <text:p><text:span text:style-name="T2"><text:s text:c="8"/></text:span><text:span text:style-name="T2">N is an integer within the range [1..100,000];</text:span></text:p>
            <text:p><text:span text:style-name="T2"><text:s text:c="8"/></text:span><text:span text:style-name="T2">M is an integer within the range [1..50,000];</text:span></text:p>
            <text:p><text:span text:style-name="T2"><text:s text:c="8"/></text:span><text:span text:style-name="T2">each element of arrays P and Q is an integer within the range [0..N - 1];</text:span></text:p>
            <text:p><text:span text:style-name="T2"><text:s text:c="8"/></text:span><text:span text:style-name="T2">P[K] ≤ Q[K], where 0 ≤ K &lt; M;</text:span></text:p>
            <text:p><text:span text:style-name="T2"><text:s text:c="8"/></text:span><text:span text:style-name="T2">string S consists only of upper-case English letters A, C, G, 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</text:p>
          </draw:text-box>
        </draw:frame>
        <draw:frame draw:style-name="gr3" draw:text-style-name="P4" draw:layer="layout" svg:width="26.67cm" svg:height="9.02cm" svg:x="0.635cm" svg:y="2.54cm">
          <draw:text-box>
            <text:p text:style-name="P3"><text:span text:style-name="T2">For example, consider string S = CAGCCTA and arrays P, Q such that:</text:span></text:p>
            <text:p text:style-name="P3"><text:span text:style-name="T2"><text:s text:c="4"/></text:span><text:span text:style-name="T2">P[0] = 2 <text:s text:c="3"/>Q[0] = 4</text:span></text:p>
            <text:p text:style-name="P3"><text:span text:style-name="T2"><text:s text:c="4"/></text:span><text:span text:style-name="T2">P[1] = 5 <text:s text:c="3"/>Q[1] = 5</text:span></text:p>
            <text:p text:style-name="P3"><text:span text:style-name="T2"><text:s text:c="4"/></text:span><text:span text:style-name="T2">P[2] = 0 <text:s text:c="3"/>Q[2] = 6</text:span></text:p>
            <text:p text:style-name="P3"/>
            <text:p text:style-name="P3"><text:span text:style-name="T2">The answers to these M = 3 queries are as follows:</text:span></text:p>
            <text:p text:style-name="P3"/>
            <text:p text:style-name="P3"><text:span text:style-name="T2"><text:s text:c="8"/></text:span><text:span text:style-name="T2">The part of the DNA between positions 2 and 4 contains nucleotides G and C (twice), whose impact factors are 3 and 2 respectively, so the answer is 2.</text:span></text:p>
            <text:p text:style-name="P3"><text:span text:style-name="T2"><text:s text:c="8"/></text:span><text:span text:style-name="T2">The part between positions 5 and 5 contains a single nucleotide T, whose impact factor is 4, so the answer is 4.</text:span></text:p>
            <text:p text:style-name="P3"><text:span text:style-name="T2"><text:s text:c="8"/></text:span><text:span text:style-name="T2">The part between positions 0 and 6 (the whole string) contains all nucleotides, in particular nucleotide A whose impact factor is 1, so the answer is 1.</text:span></text:p>
            <text:p text:style-name="P3"/>
            <text:p text:style-name="P3"/>
            <text:p text:style-name="P3"><text:span text:style-name="T2">The function should return the values [2, 4, 1], as explained above.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rute Force Solution</text:p>
          </draw:text-box>
        </draw:frame>
        <draw:frame draw:style-name="gr4" draw:text-style-name="P2" draw:layer="layout" svg:width="21.59cm" svg:height="12.51cm" svg:x="0cm" svg:y="2.14cm">
          <draw:text-box>
            <text:p><text:span text:style-name="T3">def solution(S, P, Q):</text:span></text:p>
            <text:p><text:span text:style-name="T3"><text:s text:c="4"/></text:span><text:span text:style-name="T3">impact_factors = {</text:span></text:p>
            <text:p><text:span text:style-name="T3"><text:s text:c="8"/></text:span><text:span text:style-name="T3">"A": 1,</text:span></text:p>
            <text:p><text:span text:style-name="T3"><text:s text:c="8"/></text:span><text:span text:style-name="T3">"C": 2,</text:span></text:p>
            <text:p><text:span text:style-name="T3"><text:s text:c="8"/></text:span><text:span text:style-name="T3">"G": 3,</text:span></text:p>
            <text:p><text:span text:style-name="T3"><text:s text:c="8"/></text:span><text:span text:style-name="T3">"T": 4</text:span></text:p>
            <text:p><text:span text:style-name="T3"><text:s text:c="4"/></text:span><text:span text:style-name="T3">}</text:span></text:p>
            <text:p/>
            <text:p><text:span text:style-name="T3"><text:s text:c="4"/></text:span><text:span text:style-name="T3">X = [impact_factors[i] for i in S]</text:span></text:p>
            <text:p/>
            <text:p><text:span text:style-name="T3"><text:s text:c="4"/></text:span><text:span text:style-name="T3"># Implement your solution here</text:span></text:p>
            <text:p><text:span text:style-name="T3"><text:s text:c="4"/></text:span><text:span text:style-name="T3">rtn = []</text:span></text:p>
            <text:p><text:span text:style-name="T3"><text:s text:c="4"/></text:span><text:span text:style-name="T3">for i in range(len(P)):</text:span></text:p>
            <text:p><text:span text:style-name="T3"><text:s text:c="8"/></text:span><text:span text:style-name="T3">start = P[i]</text:span></text:p>
            <text:p><text:span text:style-name="T3"><text:s text:c="8"/></text:span><text:span text:style-name="T3">end = Q[i] + 1</text:span></text:p>
            <text:p/>
            <text:p><text:span text:style-name="T3"><text:s text:c="8"/></text:span><text:span text:style-name="T3">s = X[start:end]</text:span></text:p>
            <text:p/>
            <text:p><text:span text:style-name="T3"><text:s text:c="8"/></text:span><text:span text:style-name="T3">rtn.append(min(s))</text:span></text:p>
            <text:p><text:span text:style-name="T3"><text:s text:c="4"/></text:span></text:p>
            <text:p><text:span text:style-name="T3"><text:s text:c="4"/></text:span><text:span text:style-name="T3">return rtn </text:span></text:p>
            <text:p/>
          </draw:text-box>
        </draw:frame>
        <draw:frame draw:style-name="gr5" draw:text-style-name="P2" draw:layer="layout" svg:width="12.065cm" svg:height="5.08cm" svg:x="15.875cm" svg:y="2.14cm">
          <draw:text-box>
            <text:p><text:span text:style-name="T4">Detected time complexity:</text:span></text:p>
            <text:p>O(N * M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mart Solution Using Prefix Sums (Part 1)</text:p>
          </draw:text-box>
        </draw:frame>
        <draw:frame draw:style-name="gr6" draw:text-style-name="P2" draw:layer="layout" svg:width="11.43cm" svg:height="11.483cm" svg:x="16.51cm" svg:y="2.04cm">
          <draw:text-box>
            <text:p><text:span text:style-name="T5">def solution(S, P, Q):</text:span></text:p>
            <text:p><text:span text:style-name="T5"><text:s text:c="4"/></text:span><text:span text:style-name="T5">N = len(S)</text:span></text:p>
            <text:p><text:span text:style-name="T5"><text:s text:c="4"/></text:span><text:span text:style-name="T5">M = len(P)</text:span></text:p>
            <text:p><text:span text:style-name="T5"/></text:p>
            <text:p><text:span text:style-name="T5"><text:s text:c="4"/></text:span><text:span text:style-name="T5">impact_factors = {'A': 1, 'C': 2, 'G': 3, 'T': 4}</text:span></text:p>
            <text:p><text:span text:style-name="T5"/></text:p>
            <text:p><text:span text:style-name="T5"><text:s text:c="4"/></text:span><text:span text:style-name="T5"># Calculate prefix sums for each nucleotide type</text:span></text:p>
            <text:p><text:span text:style-name="T5"><text:s text:c="4"/></text:span><text:span text:style-name="T5">prefix_sums = [[0] * (N + 1) for _ in range(4)]</text:span></text:p>
            <text:p><text:span text:style-name="T5"><text:s text:c="4"/></text:span><text:span text:style-name="T5">for i in range(1, N + 1):</text:span></text:p>
            <text:p><text:span text:style-name="T5"><text:s text:c="8"/></text:span><text:span text:style-name="T5">for j in range(4):</text:span></text:p>
            <text:p><text:span text:style-name="T5"><text:s text:c="12"/></text:span><text:span text:style-name="T5">prefix_sums[j][i] = prefix_sums[j][i - 1]</text:span></text:p>
            <text:p><text:span text:style-name="T5"><text:s text:c="8"/></text:span><text:span text:style-name="T5">prefix_sums[impact_factors[S[i - 1]] - 1][i] += 1</text:span></text:p>
            <text:p><text:span text:style-name="T5"><text:s text:c="8"/></text:span><text:span text:style-name="T5">print(i, S[i-1])</text:span></text:p>
            <text:p><text:span text:style-name="T5"><text:s text:c="8"/></text:span><text:span text:style-name="T5">print(prefix_sums)</text:span></text:p>
            <text:p><text:span text:style-name="T5"/></text:p>
            <text:p><text:span text:style-name="T5">print(":1 ~ ~ ~ ~ ~ ~ ~ ~ ~")</text:span></text:p>
            <text:p><text:span text:style-name="T5">S = "CAGCCTA"</text:span></text:p>
            <text:p><text:span text:style-name="T5">P = [2, 5, 0]</text:span></text:p>
            <text:p><text:span text:style-name="T5">Q = [4, 5, 6]</text:span></text:p>
            <text:p><text:span text:style-name="T5">print(solution(S, P, Q)) <text:s/># Output: [2, 4, 1]</text:span></text:p>
            <text:p><text:span text:style-name="T5"/></text:p>
            <text:p><text:span text:style-name="T5">print(":2 ~ ~ ~ ~ ~ ~ ~ ~ ~")</text:span></text:p>
            <text:p><text:span text:style-name="T5">print(solution('AGCT', [], []))</text:span></text:p>
            <text:p><text:span text:style-name="T5"/></text:p>
            <text:p><text:span text:style-name="T5">print(":3 ~ ~ ~ ~ ~ ~ ~ ~ ~")</text:span></text:p>
            <text:p><text:span text:style-name="T5">print(solution('AACT', [], []))</text:span></text:p>
          </draw:text-box>
        </draw:frame>
        <draw:frame draw:style-name="gr7" draw:text-style-name="P2" draw:layer="layout" svg:width="15.875cm" svg:height="10.795cm" svg:x="0cm" svg:y="2.54cm">
          <draw:text-box>
            <text:p>This is a two part solution.</text:p>
            <text:p>In the first part, we build prefix sum sequences for each nucleotide to track it’s occurrenc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utput (Part 1)</text:p>
          </draw:text-box>
        </draw:frame>
        <draw:frame draw:style-name="gr8" draw:text-style-name="P2" draw:layer="layout" svg:width="28cm" svg:height="12.87cm" svg:x="0cm" svg:y="2.14cm">
          <draw:text-box>
            <text:p text:style-name="P3"><text:span text:style-name="T5">S = "CAGCCTA"</text:span></text:p>
            <text:p text:style-name="P3"><text:span text:style-name="T5"/></text:p>
            <text:p><text:span text:style-name="T2">:1 ~ ~ ~ ~ ~ ~ ~ ~ ~</text:span></text:p>
            <text:p><text:span text:style-name="T2"/></text:p>
            <text:p><text:span text:style-name="T2">1 C</text:span></text:p>
            <text:p><text:span text:style-name="T2">[[0, 0, 0, 0, 0, 0, 0, 0], [0, 1, 0, 0, 0, 0, 0, 0], [0, 0, 0, 0, 0, 0, 0, 0], [0, 0, 0, 0, 0, 0, 0, 0]]</text:span></text:p>
            <text:p><text:span text:style-name="T2"/></text:p>
            <text:p><text:span text:style-name="T2">2 A</text:span></text:p>
            <text:p><text:span text:style-name="T2">[[0, 0, 1, 0, 0, 0, 0, 0], [0, 1, 1, 0, 0, 0, 0, 0], [0, 0, 0, 0, 0, 0, 0, 0], [0, 0, 0, 0, 0, 0, 0, 0]]</text:span></text:p>
            <text:p><text:span text:style-name="T2"/></text:p>
            <text:p><text:span text:style-name="T2">3 G</text:span></text:p>
            <text:p><text:span text:style-name="T2">[[0, 0, 1, 1, 0, 0, 0, 0], [0, 1, 1, 1, 0, 0, 0, 0], [0, 0, 0, 1, 0, 0, 0, 0], [0, 0, 0, 0, 0, 0, 0, 0]]</text:span></text:p>
            <text:p><text:span text:style-name="T2"/></text:p>
            <text:p><text:span text:style-name="T2">4 C</text:span></text:p>
            <text:p><text:span text:style-name="T2">[[0, 0, 1, 1, 1, 0, 0, 0], [0, 1, 1, 1, 2, 0, 0, 0], [0, 0, 0, 1, 1, 0, 0, 0], [0, 0, 0, 0, 0, 0, 0, 0]]</text:span></text:p>
            <text:p><text:span text:style-name="T2"/></text:p>
            <text:p><text:span text:style-name="T2">5 C</text:span></text:p>
            <text:p><text:span text:style-name="T2">[[0, 0, 1, 1, 1, 1, 0, 0], [0, 1, 1, 1, 2, 3, 0, 0], [0, 0, 0, 1, 1, 1, 0, 0], [0, 0, 0, 0, 0, 0, 0, 0]]</text:span></text:p>
            <text:p><text:span text:style-name="T2"/></text:p>
            <text:p><text:span text:style-name="T2">6 T</text:span></text:p>
            <text:p><text:span text:style-name="T2">[[0, 0, 1, 1, 1, 1, 1, 0], [0, 1, 1, 1, 2, 3, 3, 0], [0, 0, 0, 1, 1, 1, 1, 0], [0, 0, 0, 0, 0, 0, 1, 0]]</text:span></text:p>
            <text:p><text:span text:style-name="T2"/></text:p>
            <text:p><text:span text:style-name="T2">7 A</text:span></text:p>
            <text:p><text:span text:style-name="T2">[[0, 0, 1, 1, 1, 1, 1, 2], [0, 1, 1, 1, 2, 3, 3, 3], [0, 0, 0, 1, 1, 1, 1, 1], [0, 0, 0, 0, 0, 0, 1, 1]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utput (Part 2)</text:p>
          </draw:text-box>
        </draw:frame>
        <draw:frame draw:style-name="gr9" draw:text-style-name="P2" draw:layer="layout" svg:width="17.78cm" svg:height="11.069cm" svg:x="0.635cm" svg:y="2.54cm">
          <draw:text-box>
            <text:p text:style-name="P3"><text:span text:style-name="T5">For 'AGCT'</text:span></text:p>
            <text:p text:style-name="P3"><text:span text:style-name="T2"/></text:p>
            <text:p text:style-name="P3"><text:span text:style-name="T2">:2 ~ ~ ~ ~ ~ ~ ~ ~ ~</text:span></text:p>
            <text:p text:style-name="P3"><text:span text:style-name="T2">1 A</text:span></text:p>
            <text:p text:style-name="P3"><text:span text:style-name="T2">[[0, 1, 0, 0, 0], [0, 0, 0, 0, 0], [0, 0, 0, 0, 0], [0, 0, 0, 0, 0]]</text:span></text:p>
            <text:p text:style-name="P3"><text:span text:style-name="T2">2 G</text:span></text:p>
            <text:p text:style-name="P3"><text:span text:style-name="T2">[[0, 1, 1, 0, 0], [0, 0, 0, 0, 0], [0, 0, 1, 0, 0], [0, 0, 0, 0, 0]]</text:span></text:p>
            <text:p text:style-name="P3"><text:span text:style-name="T2">3 C</text:span></text:p>
            <text:p text:style-name="P3"><text:span text:style-name="T2">[[0, 1, 1, 1, 0], [0, 0, 0, 1, 0], [0, 0, 1, 1, 0], [0, 0, 0, 0, 0]]</text:span></text:p>
            <text:p text:style-name="P3"><text:span text:style-name="T2">4 T</text:span></text:p>
            <text:p text:style-name="P3"><text:span text:style-name="T2">[[0, 1, 1, 1, 1], [0, 0, 0, 1, 1], [0, 0, 1, 1, 1], [0, 0, 0, 0, 1]]</text:span></text:p>
            <text:p text:style-name="P3"><text:span text:style-name="T2"/></text:p>
            <text:p text:style-name="P3"><text:span text:style-name="T5">For 'AACT'</text:span></text:p>
            <text:p text:style-name="P3"><text:span text:style-name="T2"/></text:p>
            <text:p text:style-name="P3"><text:span text:style-name="T2">:3 ~ ~ ~ ~ ~ ~ ~ ~ ~</text:span></text:p>
            <text:p text:style-name="P3"><text:span text:style-name="T2">1 A</text:span></text:p>
            <text:p text:style-name="P3"><text:span text:style-name="T2">[[0, 1, 0, 0, 0], [0, 0, 0, 0, 0], [0, 0, 0, 0, 0], [0, 0, 0, 0, 0]]</text:span></text:p>
            <text:p text:style-name="P3"><text:span text:style-name="T2">2 A</text:span></text:p>
            <text:p text:style-name="P3"><text:span text:style-name="T2">[[0, 1, 2, 0, 0], [0, 0, 0, 0, 0], [0, 0, 0, 0, 0], [0, 0, 0, 0, 0]]</text:span></text:p>
            <text:p text:style-name="P3"><text:span text:style-name="T2">3 C</text:span></text:p>
            <text:p text:style-name="P3"><text:span text:style-name="T2">[[0, 1, 2, 2, 0], [0, 0, 0, 1, 0], [0, 0, 0, 0, 0], [0, 0, 0, 0, 0]]</text:span></text:p>
            <text:p text:style-name="P3"><text:span text:style-name="T2">4 T</text:span></text:p>
            <text:p text:style-name="P3"><text:span text:style-name="T2">[[0, 1, 2, 2, 2], [0, 0, 0, 1, 1], [0, 0, 0, 0, 0], [0, 0, 0, 0, 1]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mart Solution Using Prefix Sums (Part 2)</text:p>
          </draw:text-box>
        </draw:frame>
        <draw:frame draw:style-name="gr10" draw:text-style-name="P2" draw:layer="layout" svg:width="15.375cm" svg:height="13.13cm" svg:x="12.565cm" svg:y="2.11cm">
          <draw:text-box>
            <text:p><text:span text:style-name="T6">def solution(S, P, Q):</text:span></text:p>
            <text:p><text:span text:style-name="T6"><text:s text:c="4"/></text:span><text:span text:style-name="T6">N = len(S)</text:span></text:p>
            <text:p><text:span text:style-name="T6"><text:s text:c="4"/></text:span><text:span text:style-name="T6">M = len(P)</text:span></text:p>
            <text:p><text:span text:style-name="T6"/></text:p>
            <text:p><text:span text:style-name="T6"><text:s text:c="4"/></text:span><text:span text:style-name="T6">impact_factors = {'A': 1, 'C': 2, 'G': 3, 'T': 4}</text:span></text:p>
            <text:p><text:span text:style-name="T6"/></text:p>
            <text:p><text:span text:style-name="T6"><text:s text:c="4"/></text:span><text:span text:style-name="T6"># Calculate prefix sums for each nucleotide type</text:span></text:p>
            <text:p><text:span text:style-name="T6"><text:s text:c="4"/></text:span><text:span text:style-name="T6">prefix_sums = [[0] * (N + 1) for _ in range(4)]</text:span></text:p>
            <text:p><text:span text:style-name="T6"><text:s text:c="4"/></text:span><text:span text:style-name="T6">for i in range(1, N + 1):</text:span></text:p>
            <text:p><text:span text:style-name="T6"><text:s text:c="8"/></text:span><text:span text:style-name="T6">for j in range(4):</text:span></text:p>
            <text:p><text:span text:style-name="T6"><text:s text:c="12"/></text:span><text:span text:style-name="T6">prefix_sums[j][i] = prefix_sums[j][i - 1]</text:span></text:p>
            <text:p><text:span text:style-name="T6"><text:s text:c="8"/></text:span><text:span text:style-name="T6">prefix_sums[impact_factors[S[i - 1]] - 1][i] += 1</text:span></text:p>
            <text:p><text:span text:style-name="T6"/></text:p>
            <text:p><text:span text:style-name="T6"><text:s text:c="4"/></text:span><text:span text:style-name="T6"># Process queries</text:span></text:p>
            <text:p><text:span text:style-name="T6"><text:s text:c="4"/></text:span><text:span text:style-name="T6">result = []</text:span></text:p>
            <text:p><text:span text:style-name="T6"><text:s text:c="4"/></text:span><text:span text:style-name="T6">for k in range(M):</text:span></text:p>
            <text:p><text:span text:style-name="T6"><text:s text:c="8"/></text:span><text:span text:style-name="T6">start_position = P[k]</text:span></text:p>
            <text:p><text:span text:style-name="T6"><text:s text:c="8"/></text:span><text:span text:style-name="T6">end_position = Q[k] + 1</text:span></text:p>
            <text:p><text:span text:style-name="T6"/></text:p>
            <text:p><text:span text:style-name="T6"><text:s text:c="8"/></text:span><text:span text:style-name="T6">for nucleotide_type in range(4):</text:span></text:p>
            <text:p><text:span text:style-name="T6"><text:s text:c="12"/></text:span><text:span text:style-name="T6">if prefix_sums[nucleotide_type][end_position] - prefix_sums[nucleotide_type][start_position] &gt; 0:</text:span></text:p>
            <text:p><text:span text:style-name="T6"><text:s text:c="16"/></text:span><text:span text:style-name="T6">result.append(nucleotide_type + 1)</text:span></text:p>
            <text:p><text:span text:style-name="T6"><text:s text:c="16"/></text:span><text:span text:style-name="T6">break</text:span></text:p>
            <text:p><text:span text:style-name="T6"/></text:p>
            <text:p><text:span text:style-name="T6"><text:s text:c="4"/></text:span><text:span text:style-name="T6">return result</text:span></text:p>
            <text:p><text:span text:style-name="T6"/></text:p>
            <text:p><text:span text:style-name="T6"># Example usage:</text:span></text:p>
            <text:p><text:span text:style-name="T6">S = "CAGCCTA"</text:span></text:p>
            <text:p><text:span text:style-name="T6">P = [2, 5, 0]</text:span></text:p>
            <text:p><text:span text:style-name="T6">Q = [4, 5, 6]</text:span></text:p>
            <text:p><text:span text:style-name="T6">print(solution(S, P, Q)) <text:s/># Output: [2, 4, 1]</text:span></text:p>
          </draw:text-box>
        </draw:frame>
        <draw:frame draw:style-name="gr11" draw:text-style-name="P7" draw:layer="layout" svg:width="12.7cm" svg:height="11.483cm" svg:x="0cm" svg:y="2.24cm">
          <draw:text-box>
            <text:p text:style-name="P5"><text:span text:style-name="T5">In the second part of the solution we determine from start to end if a low factor nucleotide is present or not.</text:span></text:p>
            <text:p text:style-name="P5"><text:span text:style-name="T5"/></text:p>
            <text:p text:style-name="P5"><text:span text:style-name="T7">Here, let seq_X be sequence from as in </text:span><text:span text:style-name="T5">prefix_sums[nucleotide_type] </text:span></text:p>
            <text:p text:style-name="P5"><text:span text:style-name="T5">It takes the form:</text:span></text:p>
            <text:p text:style-name="P5"><text:span text:style-name="T5"/></text:p>
            <text:p text:style-name="P6"><text:span text:style-name="T7">seq_</text:span><text:span text:style-name="T5">A: [0, 0, 1, 1, 1, 1, 1, 2], </text:span></text:p>
            <text:p text:style-name="P6"><text:span text:style-name="T7">seq_</text:span><text:span text:style-name="T5">C: [0, 1, 1, 1, 2, 3, 3, 3], </text:span></text:p>
            <text:p text:style-name="P6"><text:span text:style-name="T7">seq_</text:span><text:span text:style-name="T5">G: [0, 0, 0, 1, 1, 1, 1, 1], </text:span></text:p>
            <text:p text:style-name="P6"><text:span text:style-name="T7">seq_</text:span><text:span text:style-name="T5">T: [0, 0, 0, 0, 0, 0, 1, 1]</text:span></text:p>
            <text:p text:style-name="P6"><text:span text:style-name="T5"/></text:p>
            <text:p text:style-name="P6"><text:span text:style-name="T7">For input sequence: </text:span><text:span text:style-name="T5">CAGCCTA</text:span></text:p>
            <text:p text:style-name="P5"><text:span text:style-name="T5"/></text:p>
            <text:p text:style-name="P6"><text:span text:style-name="T7">Then from any of this seq, we determine whether if A is appearing between start and end using seq_A[end] - </text:span><text:span text:style-name="T5">seq_A[start]</text:span></text:p>
            <text:p text:style-name="P5"><text:span text:style-name="T5">Or if C is appearing between start and end using:</text:span></text:p>
            <text:p text:style-name="P6"><text:span text:style-name="T7">seq_C[end] – </text:span><text:span text:style-name="T5">seq_C[start]</text:span></text:p>
            <text:p text:style-name="P6"><text:span text:style-name="T5"/></text:p>
            <text:p text:style-name="P6"><text:span text:style-name="T5">Or if G is appearing between start and end using:</text:span></text:p>
            <text:p text:style-name="P6"><text:span text:style-name="T7">seq_G[end] – </text:span><text:span text:style-name="T5">seq_G[start]</text:span></text:p>
            <text:p text:style-name="P6"><text:span text:style-name="T5"/></text:p>
            <text:p text:style-name="P6"><text:span text:style-name="T5">Or if T is appearing between start and end using:</text:span></text:p>
            <text:p text:style-name="P6"><text:span text:style-name="T7">seq_T[end] – </text:span><text:span text:style-name="T5">seq_T[start]</text:span></text:p>
            <text:p text:style-name="P6"><text:span text:style-name="T5"/></text:p>
            <text:p text:style-name="P6"><text:span text:style-name="T7">If a nucleotide is found in this second part of the code, we record </text:span><text:span text:style-name="T5">this nucleotide and break ou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ime Complexity</text:p>
          </draw:text-box>
        </draw:frame>
        <draw:frame draw:style-name="gr12" draw:text-style-name="P2" draw:layer="layout" svg:width="9.525cm" svg:height="4.445cm" svg:x="0.635cm" svg:y="2.54cm">
          <draw:text-box>
            <text:p>Detected time complexity:</text:p>
            <text:p>O(N + M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s</text:p>
          </draw:text-box>
        </draw:frame>
        <draw:frame draw:style-name="gr13" draw:text-style-name="P2" draw:layer="layout" svg:width="10.56cm" svg:height="11.627cm" svg:x="0.235cm" svg:y="2.24cm">
          <draw:text-box>
            <text:p><text:span text:style-name="T4">Correctness tests</text:span></text:p>
            <text:p/>
            <text:p>extreme_sinlge</text:p>
            <text:p>single character string</text:p>
            <text:p/>
            <text:p>extreme_double</text:p>
            <text:p>double character string</text:p>
            <text:p/>
            <text:p>simple</text:p>
            <text:p>simple tests</text:p>
            <text:p/>
            <text:p>small_length_string</text:p>
            <text:p>small length simple string</text:p>
            <text:p/>
            <text:p>small_random</text:p>
            <text:p>small random string, length = ~300</text:p>
          </draw:text-box>
        </draw:frame>
        <draw:frame draw:style-name="gr7" draw:text-style-name="P2" draw:layer="layout" svg:width="15.24cm" svg:height="10.795cm" svg:x="11.43cm" svg:y="2.34cm">
          <draw:text-box>
            <text:p text:style-name="P3"><text:span text:style-name="T4">Performance tests</text:span></text:p>
            <text:p text:style-name="P3"/>
            <text:p text:style-name="P3">almost_all_same_letters</text:p>
            <text:p text:style-name="P3">GGGGGG..??..GGGGGG..??..GGGGGG</text:p>
            <text:p text:style-name="P3"/>
            <text:p text:style-name="P3">large_random</text:p>
            <text:p text:style-name="P3">large random string, length</text:p>
            <text:p text:style-name="P3"/>
            <text:p text:style-name="P3">extreme_large</text:p>
            <text:p text:style-name="P3">all max ranges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8:05:07.237167467</meta:creation-date>
    <meta:editing-duration>PT1H3M32S</meta:editing-duration>
    <meta:editing-cycles>33</meta:editing-cycles>
    <meta:generator>LibreOffice/7.6.3.2$Linux_X86_64 LibreOffice_project/29d686fea9f6705b262d369fede658f824154cc0</meta:generator>
    <dc:title>Blue Curve</dc:title>
    <dc:date>2024-01-09T13:52:31.014920969</dc:date>
    <meta:document-statistic meta:object-count="78"/>
  </office:meta>
</office:document-meta>
</file>